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Andale Sans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2. 2001: La Odisea de un Hacker </text:p>
      <text:p text:style-name="Standard">El departamento de ciencias de la computación de la Universidad de New York está situado dentro del </text:p>
      <text:p text:style-name="Standard">Hall Warren Weaver, un edificio que parece una fortaleza localizado a dos cuadras al oriente del </text:p>
      <text:p text:style-name="Standard">Washington Square Park. Corrientes de aire acondicionado de fuerza industrial crean un foso de aire </text:p>
      <text:p text:style-name="Standard"/>
      <text:p text:style-name="Standard">caliente, deslentando a holgazanes y a abogados por igual. Los visitantes que logran atravesar el foso </text:p>
      <text:p text:style-name="Standard">encuentran otra formidable barrera, una máquina registradora de seguridad situada inmediatamente </text:p>
      <text:p text:style-name="Standard">adentro del único corredor de entrada de la edificación. </text:p>
      <text:p text:style-name="Standard">Más allá del punto de registro de seguridad, la atmósfera se relaja en alguna medida. Pero todavía, </text:p>
      <text:p text:style-name="Standard"/>
      <text:p text:style-name="Standard">subsisten numerosas señales desparramadas a lo largo del primer piso que previenen acerca de los </text:p>
      <text:p text:style-name="Standard">peligros de las puertas no aseguradas y de las salidas de incendio propped-open. Tomados como un </text:p>
      <text:p text:style-name="Standard">todo, las señales ofrecen un recordatorio: aún los relativamente tranquilos confines de antes del 11 de </text:p>
      <text:p text:style-name="Standard">septiembre del 2001, uno nunca puede ser demasiado cuidadoso o demasiado sospechoso. </text:p>
      <text:p text:style-name="Standard">Las señales ofrecen un interesante punto de vista contrario al creciente número de visitantes que se </text:p>
      <text:p text:style-name="Standard">agrupan el atrio interior del <office:annotation><dc:creator>Abel Meneses Abad</dc:creator><dc:date>2016-02-15T10:08:49</dc:date><text:p text:style-name="P1"><text:span text:style-name="T1">Comentario para probar.</text:span></text:p></office:annotation>hall. Unos pocos parecen estudiantes de la Universidad de Nueva York. La </text:p>
      <text:p text:style-name="Standard">mayoría parecen asistentes desgreñados a un concierto haciendo fila en las afueras de una sala de </text:p>
      <text:p text:style-name="Standard"/>
      <text:p text:style-name="Standard">música en aniticipación al acto principal.. Por una breve mañana, las masas se han tomado al Hall </text:p>
      <text:p text:style-name="Standard">Warren Weaver, dejando al guardián de seguridad vecino sin nada mejor que observar a Ricki Lake en </text:p>
      <text:p text:style-name="Standard">television y encoger sus hombros hacia el auditorio contiguo cada vez que los visitantes preguntan por </text:p>
      <text:p text:style-name="Standard">"la charla". </text:p>
      <text:p text:style-name="Standard"/>
      <text:p text:style-name="Standard">Una vez dentro del auditorio, un visitante encuentra la persona que ha forzado este colapso temporal </text:p>
      <text:p text:style-name="Standard">de los procedimientos de seguridad de la edificación. La persona es Richard M. Stallman, fundador del </text:p>
      <text:p text:style-name="Standard">Proyecto GNU, presidente original de la Fundación del Software Libre (FSF- Free Software </text:p>
      <text:p text:style-name="Standard">Foundation), ganador del programa de Becas MacArthur en 1990, ganador de Premio de Mecánica </text:p>
      <text:p text:style-name="Standard"/>
      <text:p text:style-name="Standard">Computacional de la Asociación Grace Murray Hopper (también en 1990), corecipiente del Premio </text:p>
      <text:p text:style-name="Standard">Takeda 2001 de la Fundación Takeda, y antiguo hacker del Laboratorio de Inteligencia Artificial. Tal </text:p>
      <text:p text:style-name="Standard">como fue anunciado en los sitios web relativos a hackers, incluyendo el sitio del propio Proyecto GNU </text:p>
      <text:p text:style-name="Standard">www.gnu.org, Stallman está en Manhattan, su antiguo </text:p>
      <text:p text:style-name="Standard"/>
      <text:p text:style-name="Standard">hogar, para presentar una muy esperada charla </text:p>
      <text:p text:style-name="Standard">en respuesta a la reciente campaña de la Corporación Microsoft en contra de la Licencia Pública </text:p>
      <text:p text:style-name="Standard"><office:annotation><dc:creator>Abel Meneses Abad</dc:creator><dc:date>2016-02-15T10:09:06</dc:date><text:p text:style-name="P1"><text:span text:style-name="T1">Otro comentario.</text:span></text:p></office:annotation>General de GNU. </text:p>
      <text:p text:style-name="Standard">El tema de la conferencia de Stallman es la historia y el futuro del movimiento de software libre. La </text:p>
      <text:p text:style-name="Standard"/>
      <text:p text:style-name="Standard">ubicación es significativa. Menos de un mes antes, el vice presidente senior de Microsoft Craig </text:p>
      <text:p text:style-name="Standard">Mundie apareció en la vecina Escuela de Negocios Stern de la uNiversidad de Nueva York, </text:p>
      <text:p text:style-name="Standard"/>
      <text:p text:style-name="Standard">presentando una charla en la que soltó una andanada contra Licencia Pública General, o GPL, un </text:p>
      <text:p text:style-name="Standard">dispositivo legal originalmente concebido por Stallman 16 años atrás. Construida para contrarrestar la </text:p>
      <text:p text:style-name="Standard">ola creciente de secretividad en el software, ola que está en proceso de tomarse a la industria del </text:p>
      <text:p text:style-name="Standard">software- una ola que fue notada inicialmente por </text:p>
      <text:p text:style-name="Standard"/>
      <text:p text:style-name="Standard">Stallman durante sus problemas de 1980 troubles </text:p>
      <text:p text:style-name="Standard"><text:soft-page-break/>con la impresora láser Xerox laser -la GPL ha evolucionado hacia una herramienta central de la </text:p>
      <text:p text:style-name="Standard">comunidad del software libre. En términos má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columns fo:column-count="3" fo:column-gap="0.2in">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6-01-23T23:50:07</meta:creation-date>
    <dc:date>2016-02-15T10:47:02</dc:date>
    <dc:creator>Abel Meneses Abad</dc:creator>
    <meta:editing-duration>PT39M36S</meta:editing-duration>
    <meta:editing-cycles>4</meta:editing-cycles>
    <meta:generator>LibreOffice/3.5$Linux_x86 LibreOffice_project/350m1$Build-2</meta:generator>
    <meta:document-statistic meta:table-count="0" meta:image-count="0" meta:object-count="0" meta:page-count="2" meta:paragraph-count="40" meta:word-count="542" meta:character-count="3409" meta:non-whitespace-character-count="2869"/>
  </office:meta>
</office:document-meta>
</file>